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justify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style:font-weight-complex="bold"/>
    </style:style>
    <style:style style:name="P8" style:parent-style-name="Standard" style:family="paragraph">
      <style:paragraph-properties fo:text-align="justify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style:font-weight-complex="bold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T15" style:parent-style-name="DefaultParagraphFont" style:family="text">
      <style:text-properties fo:font-style="italic" style:font-style-asian="italic" style:font-style-complex="italic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list-style-name="LFO1" style:family="paragraph">
      <style:paragraph-properties fo:text-align="justify"/>
    </style:style>
    <style:style style:name="P20" style:parent-style-name="Standard" style:list-style-name="LFO2" style:family="paragraph">
      <style:paragraph-properties fo:text-align="justify"/>
    </style:style>
    <style:style style:name="P21" style:parent-style-name="Standard" style:list-style-name="LFO2" style:family="paragraph">
      <style:paragraph-properties fo:text-align="justify"/>
    </style:style>
    <style:style style:name="T22" style:parent-style-name="DefaultParagraphFont" style:family="text">
      <style:text-properties fo:font-style="italic" style:font-style-asian="italic"/>
    </style:style>
    <style:style style:name="P23" style:parent-style-name="Standard" style:family="paragraph">
      <style:paragraph-properties fo:text-align="justify" fo:margin-left="0.5in">
        <style:tab-stops/>
      </style:paragraph-properties>
    </style:style>
    <style:style style:name="P2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paragraph-properties fo:text-align="justify"/>
    </style:style>
    <style:style style:name="T26" style:parent-style-name="DefaultParagraphFont" style:family="text">
      <style:text-properties fo:font-weight="bold" style:font-weight-asian="bold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T32" style:parent-style-name="DefaultParagraphFont" style:family="text">
      <style:text-properties fo:font-weight="bold" style:font-weight-asian="bold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T35" style:parent-style-name="DefaultParagraphFont" style:family="text">
      <style:text-properties fo:font-weight="bold" style:font-weight-asian="bold" fo:font-style="italic" style:font-style-asian="italic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T39" style:parent-style-name="DefaultParagraphFont" style:family="text">
      <style:text-properties fo:font-weight="bold" style:font-weight-asian="bold" fo:font-style="italic" style:font-style-asian="italic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43" style:parent-style-name="Standard" style:list-style-name="LFO3" style:family="paragraph">
      <style:paragraph-properties fo:text-align="justify"/>
    </style:style>
    <style:style style:name="T44" style:parent-style-name="DefaultParagraphFont" style:family="text">
      <style:text-properties fo:font-weight="bold" style:font-weight-asian="bold"/>
    </style:style>
    <style:style style:name="P45" style:parent-style-name="Standard" style:list-style-name="LFO3" style:family="paragraph">
      <style:paragraph-properties fo:text-align="justify"/>
    </style:style>
    <style:style style:name="T46" style:parent-style-name="DefaultParagraphFont" style:family="text">
      <style:text-properties fo:font-weight="bold" style:font-weight-asian="bold"/>
    </style:style>
    <style:style style:name="P47" style:parent-style-name="Standard" style:list-style-name="LFO3" style:family="paragraph">
      <style:paragraph-properties fo:text-align="justify"/>
    </style:style>
    <style:style style:name="T48" style:parent-style-name="DefaultParagraphFont" style:family="text">
      <style:text-properties fo:font-weight="bold" style:font-weight-asian="bold"/>
    </style:style>
    <style:style style:name="P49" style:parent-style-name="Standard" style:list-style-name="LFO3" style:family="paragraph">
      <style:paragraph-properties fo:text-align="justify"/>
    </style:style>
    <style:style style:name="T50" style:parent-style-name="DefaultParagraphFont" style:family="text">
      <style:text-properties fo:font-weight="bold" style:font-weight-asian="bold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T53" style:parent-style-name="DefaultParagraphFont" style:family="text">
      <style:text-properties fo:font-weight="bold" style:font-weight-asian="bold"/>
    </style:style>
    <style:style style:name="T54" style:parent-style-name="DefaultParagraphFont" style:family="text">
      <style:text-properties fo:font-weight="bold" style:font-weight-asian="bold"/>
    </style:style>
    <style:style style:name="P55" style:parent-style-name="Standard" style:family="paragraph">
      <style:paragraph-properties fo:text-align="justify"/>
    </style:style>
    <style:style style:name="P56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fo:font-weight="bold" style:font-weight-asian="bold"/>
    </style:style>
    <style:style style:name="P59" style:parent-style-name="Standard" style:family="paragraph">
      <style:paragraph-properties fo:text-align="justify"/>
    </style:style>
    <style:style style:name="P60" style:parent-style-name="Standard" style:family="paragraph">
      <style:paragraph-properties fo:text-align="justify">
        <style:tab-stops>
          <style:tab-stop style:type="left" style:position="0.1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1" style:parent-style-name="Standard" style:family="paragraph">
      <style:paragraph-properties fo:text-align="justify"/>
    </style:style>
    <style:style style:name="TableColumn63" style:family="table-column">
      <style:table-column-properties style:column-width="3.3465in" style:use-optimal-column-width="false"/>
    </style:style>
    <style:style style:name="TableColumn64" style:family="table-column">
      <style:table-column-properties style:column-width="3.3465in" style:use-optimal-column-width="false"/>
    </style:style>
    <style:style style:name="Table62" style:family="table">
      <style:table-properties style:width="6.693in" fo:margin-left="0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justify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P91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P92" style:parent-style-name="TableContents" style:family="paragraph">
      <style:paragraph-properties fo:text-align="justify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P94" style:parent-style-name="TableContents" style:family="paragraph">
      <style:paragraph-properties fo:text-align="justify"/>
    </style:style>
    <style:style style:name="P95" style:parent-style-name="TableContents" style:family="paragraph">
      <style:paragraph-properties fo:text-align="justify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</style:style>
    <style:style style:name="P102" style:parent-style-name="Standard" style:family="paragraph">
      <style:paragraph-properties fo:text-align="justify"/>
    </style:style>
    <style:style style:name="P103" style:parent-style-name="Standard" style:family="paragraph">
      <style:paragraph-properties fo:text-align="justify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P105" style:parent-style-name="Standard" style:family="paragraph">
      <style:paragraph-properties fo:text-align="justify"/>
    </style:style>
    <style:style style:name="P106" style:parent-style-name="Standard" style:list-style-name="LFO4" style:family="paragraph">
      <style:paragraph-properties fo:text-align="justify"/>
    </style:style>
    <style:style style:name="P107" style:parent-style-name="Standard" style:list-style-name="LFO4" style:family="paragraph">
      <style:paragraph-properties fo:text-align="justify"/>
    </style:style>
    <style:style style:name="P108" style:parent-style-name="Standard" style:list-style-name="LFO4" style:family="paragraph">
      <style:paragraph-properties fo:text-align="justify"/>
    </style:style>
    <style:style style:name="P109" style:parent-style-name="Standard" style:list-style-name="LFO4" style:family="paragraph">
      <style:paragraph-properties fo:text-align="justify"/>
    </style:style>
    <style:style style:name="P110" style:parent-style-name="Standard" style:family="paragraph">
      <style:paragraph-properties fo:text-align="justify"/>
    </style:style>
    <style:style style:name="P111" style:parent-style-name="Standard" style:family="paragraph">
      <style:paragraph-properties fo:text-align="justify"/>
    </style:style>
    <style:style style:name="T112" style:parent-style-name="DefaultParagraphFont" style:family="text">
      <style:text-properties fo:font-weight="bold" style:font-weight-asian="bold"/>
    </style:style>
    <style:style style:name="P113" style:parent-style-name="Standard" style:family="paragraph">
      <style:paragraph-properties fo:text-align="justify"/>
    </style:style>
    <style:style style:name="P114" style:parent-style-name="Standard" style:family="paragraph">
      <style:paragraph-properties fo:text-align="justify"/>
    </style:style>
    <style:style style:name="T11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16" style:parent-style-name="Standard" style:family="paragraph">
      <style:paragraph-properties fo:text-align="justify"/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P118" style:parent-style-name="Standard" style:family="paragraph">
      <style:paragraph-properties fo:text-align="justify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T120" style:parent-style-name="DefaultParagraphFont" style:family="text">
      <style:text-properties fo:font-style="italic" style:font-style-asian="italic"/>
    </style:style>
    <style:style style:name="P121" style:parent-style-name="Standard" style:family="paragraph">
      <style:paragraph-properties fo:text-align="justify"/>
    </style:style>
    <style:style style:name="P122" style:parent-style-name="Standard" style:family="paragraph">
      <style:paragraph-properties fo:text-align="justify"/>
    </style:style>
    <style:style style:name="P123" style:parent-style-name="Standard" style:family="paragraph">
      <style:paragraph-properties fo:text-align="justify"/>
    </style:style>
    <style:style style:name="P12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25" style:parent-style-name="Standard" style:family="paragraph">
      <style:paragraph-properties fo:text-align="justify"/>
    </style:style>
    <style:style style:name="P126" style:parent-style-name="Standard" style:family="paragraph">
      <style:paragraph-properties fo:text-align="justify"/>
    </style:style>
    <style:style style:name="P127" style:parent-style-name="Standard" style:family="paragraph">
      <style:paragraph-properties fo:text-align="justify"/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T129" style:parent-style-name="DefaultParagraphFont" style:family="text">
      <style:text-properties fo:font-weight="bold" style:font-weight-asian="bold" style:font-weight-complex="bold"/>
    </style:style>
    <style:style style:name="T130" style:parent-style-name="DefaultParagraphFont" style:family="text">
      <style:text-properties fo:font-weight="bold" style:font-weight-asian="bold" style:font-weight-complex="bold"/>
    </style:style>
    <style:style style:name="T131" style:parent-style-name="DefaultParagraphFont" style:family="text">
      <style:text-properties fo:font-weight="bold" style:font-weight-asian="bold" style:font-weight-complex="bold"/>
    </style:style>
    <style:style style:name="T132" style:parent-style-name="DefaultParagraphFont" style:family="text">
      <style:text-properties fo:font-weight="bold" style:font-weight-asian="bold"/>
    </style:style>
    <style:style style:name="P133" style:parent-style-name="Standard" style:family="paragraph">
      <style:paragraph-properties fo:text-align="justify"/>
    </style:style>
    <style:style style:name="P134" style:parent-style-name="Standard" style:family="paragraph">
      <style:paragraph-properties fo:text-align="justify"/>
    </style:style>
    <style:style style:name="T135" style:parent-style-name="DefaultParagraphFont" style:family="text">
      <style:text-properties fo:font-weight="bold" style:font-weight-asian="bold" style:font-weight-complex="bold"/>
    </style:style>
    <style:style style:name="P136" style:parent-style-name="Standard" style:family="paragraph">
      <style:paragraph-properties fo:text-align="justify"/>
    </style:style>
    <style:style style:name="P137" style:parent-style-name="Standard" style:family="paragraph">
      <style:paragraph-properties fo:text-align="justify"/>
    </style:style>
    <style:style style:name="T138" style:parent-style-name="DefaultParagraphFont" style:family="text">
      <style:text-properties fo:font-weight="bold" style:font-weight-asian="bold" style:font-weight-complex="bold"/>
    </style:style>
    <style:style style:name="T139" style:parent-style-name="DefaultParagraphFont" style:family="text">
      <style:text-properties fo:font-weight="bold" style:font-weight-asian="bold" style:font-weight-complex="bold"/>
    </style:style>
    <style:style style:name="T140" style:parent-style-name="DefaultParagraphFont" style:family="text">
      <style:text-properties fo:font-weight="bold" style:font-weight-asian="bold" style:font-weight-complex="bold"/>
    </style:style>
    <style:style style:name="P141" style:parent-style-name="Standard" style:family="paragraph">
      <style:paragraph-properties fo:text-align="justify"/>
    </style:style>
    <style:style style:name="P142" style:parent-style-name="Standard" style:family="paragraph">
      <style:paragraph-properties fo:text-align="justify"/>
    </style:style>
    <style:style style:name="T143" style:parent-style-name="DefaultParagraphFont" style:family="text">
      <style:text-properties fo:font-weight="bold" style:font-weight-asian="bold" style:font-weight-complex="bold"/>
    </style:style>
    <style:style style:name="P144" style:parent-style-name="Standard" style:family="paragraph">
      <style:paragraph-properties fo:text-align="justify"/>
    </style:style>
    <style:style style:name="P145" style:parent-style-name="Standard" style:family="paragraph">
      <style:paragraph-properties fo:text-align="justify"/>
    </style:style>
    <style:style style:name="T146" style:parent-style-name="DefaultParagraphFont" style:family="text">
      <style:text-properties fo:font-weight="bold" style:font-weight-asian="bold" style:font-weight-complex="bold"/>
    </style:style>
    <style:style style:name="P147" style:parent-style-name="Standard" style:family="paragraph">
      <style:paragraph-properties fo:text-align="justify"/>
    </style:style>
    <style:style style:name="P148" style:parent-style-name="Standard" style:family="paragraph">
      <style:paragraph-properties fo:text-align="justify"/>
    </style:style>
    <style:style style:name="T149" style:parent-style-name="DefaultParagraphFont" style:family="text">
      <style:text-properties fo:font-weight="bold" style:font-weight-asian="bold" style:font-weight-complex="bold"/>
    </style:style>
    <style:style style:name="P150" style:parent-style-name="Standard" style:family="paragraph">
      <style:paragraph-properties fo:text-align="justify"/>
    </style:style>
    <style:style style:name="P151" style:parent-style-name="Standard" style:family="paragraph">
      <style:paragraph-properties fo:text-align="justify"/>
    </style:style>
    <style:style style:name="T152" style:parent-style-name="DefaultParagraphFont" style:family="text">
      <style:text-properties fo:font-weight="bold" style:font-weight-asian="bold" style:font-weight-complex="bold"/>
    </style:style>
    <style:style style:name="P153" style:parent-style-name="Standard" style:family="paragraph">
      <style:paragraph-properties fo:text-align="justify"/>
    </style:style>
    <style:style style:name="P154" style:parent-style-name="Standard" style:family="paragraph">
      <style:paragraph-properties fo:text-align="justify"/>
    </style:style>
    <style:style style:name="T155" style:parent-style-name="DefaultParagraphFont" style:family="text">
      <style:text-properties fo:font-weight="bold" style:font-weight-asian="bold" style:font-weight-complex="bold"/>
    </style:style>
    <style:style style:name="P156" style:parent-style-name="Standard" style:family="paragraph">
      <style:paragraph-properties fo:text-align="justify"/>
    </style:style>
    <style:style style:name="P157" style:parent-style-name="Standard" style:family="paragraph">
      <style:paragraph-properties fo:text-align="justify"/>
    </style:style>
    <style:style style:name="T158" style:parent-style-name="DefaultParagraphFont" style:family="text">
      <style:text-properties fo:font-weight="bold" style:font-weight-asian="bold" style:font-weight-complex="bold" fo:color="#4472C4"/>
    </style:style>
    <style:style style:name="T159" style:parent-style-name="DefaultParagraphFont" style:family="text">
      <style:text-properties style:font-weight-complex="bold" fo:color="#4472C4"/>
    </style:style>
    <style:style style:name="T160" style:parent-style-name="DefaultParagraphFont" style:family="text">
      <style:text-properties style:font-weight-complex="bold" fo:color="#4472C4"/>
    </style:style>
    <style:style style:name="P161" style:parent-style-name="Standard" style:family="paragraph">
      <style:paragraph-properties fo:text-align="justify"/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162" style:parent-style-name="Standard" style:family="paragraph">
      <style:paragraph-properties fo:text-align="justify"/>
    </style:style>
    <style:style style:name="T163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T164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65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66" style:parent-style-name="Standard" style:family="paragraph">
      <style:paragraph-properties fo:text-align="justify"/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67" style:parent-style-name="Standard" style:family="paragraph">
      <style:paragraph-properties fo:text-align="justify" fo:margin-left="0.4923in">
        <style:tab-stops/>
      </style:paragraph-properties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68" style:parent-style-name="Standard" style:family="paragraph">
      <style:paragraph-properties fo:text-align="justify" fo:margin-left="0.4923in">
        <style:tab-stops/>
      </style:paragraph-properties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69" style:parent-style-name="Standard" style:family="paragraph">
      <style:paragraph-properties fo:text-align="justify" fo:margin-left="0.4923in">
        <style:tab-stops/>
      </style:paragraph-properties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70" style:parent-style-name="Standard" style:family="paragraph">
      <style:paragraph-properties fo:text-align="justify" fo:margin-left="0.4923in">
        <style:tab-stops/>
      </style:paragraph-properties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71" style:parent-style-name="Standard" style:family="paragraph">
      <style:paragraph-properties fo:text-align="justify" fo:margin-left="0.4923in">
        <style:tab-stops/>
      </style:paragraph-properties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72" style:parent-style-name="Standard" style:family="paragraph">
      <style:paragraph-properties fo:text-align="justify" fo:margin-left="0.4923in">
        <style:tab-stops/>
      </style:paragraph-properties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73" style:parent-style-name="Standard" style:family="paragraph">
      <style:paragraph-properties fo:text-align="justify" fo:margin-left="0.4923in">
        <style:tab-stops/>
      </style:paragraph-properties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74" style:parent-style-name="Standard" style:family="paragraph">
      <style:paragraph-properties fo:text-align="justify" fo:margin-left="0.4923in">
        <style:tab-stops/>
      </style:paragraph-properties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75" style:parent-style-name="Standard" style:family="paragraph">
      <style:paragraph-properties fo:text-align="justify" fo:margin-left="0.4923in">
        <style:tab-stops/>
      </style:paragraph-properties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76" style:parent-style-name="Standard" style:family="paragraph">
      <style:paragraph-properties fo:text-align="justify" fo:margin-left="0.4923in">
        <style:tab-stops/>
      </style:paragraph-properties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77" style:parent-style-name="Standard" style:family="paragraph">
      <style:paragraph-properties fo:text-align="justify" fo:margin-left="0.4923in">
        <style:tab-stops/>
      </style:paragraph-properties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78" style:parent-style-name="Standard" style:family="paragraph">
      <style:paragraph-properties fo:text-align="justify" fo:margin-left="0.4923in">
        <style:tab-stops/>
      </style:paragraph-properties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79" style:parent-style-name="Standard" style:family="paragraph">
      <style:paragraph-properties fo:text-align="justify" fo:margin-left="0.4923in">
        <style:tab-stops/>
      </style:paragraph-properties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80" style:parent-style-name="Standard" style:family="paragraph">
      <style:paragraph-properties fo:text-align="justify" fo:margin-left="0.4923in">
        <style:tab-stops/>
      </style:paragraph-properties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81" style:parent-style-name="Standard" style:family="paragraph">
      <style:paragraph-properties fo:text-align="justify" fo:margin-left="0.4923in">
        <style:tab-stops/>
      </style:paragraph-properties>
    </style:style>
    <style:style style:name="P182" style:parent-style-name="Standard" style:family="paragraph">
      <style:paragraph-properties fo:text-align="justify" fo:margin-left="0.4923in">
        <style:tab-stops/>
      </style:paragraph-properties>
    </style:style>
    <style:style style:name="P183" style:parent-style-name="Standard" style:family="paragraph">
      <style:paragraph-properties fo:text-align="justify" fo:margin-left="0.4923in">
        <style:tab-stops/>
      </style:paragraph-properties>
    </style:style>
    <style:style style:name="P184" style:parent-style-name="Standard" style:family="paragraph">
      <style:paragraph-properties fo:text-align="justify" fo:margin-left="0.4923in">
        <style:tab-stops/>
      </style:paragraph-properties>
    </style:style>
    <style:style style:name="P185" style:parent-style-name="Standard" style:family="paragraph">
      <style:paragraph-properties fo:text-align="justify"/>
    </style:style>
    <style:style style:name="P186" style:parent-style-name="Standard" style:family="paragraph">
      <style:paragraph-properties fo:text-align="justify"/>
    </style:style>
    <style:style style:name="P187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88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89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90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91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92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93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94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95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96" style:parent-style-name="Standard" style:family="paragraph">
      <style:paragraph-properties fo:text-align="justify"/>
    </style:style>
    <style:style style:name="P19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98" style:parent-style-name="Standard" style:family="paragraph">
      <style:paragraph-properties fo:text-align="justify"/>
    </style:style>
    <style:style style:name="T199" style:parent-style-name="DefaultParagraphFont" style:family="text">
      <style:text-properties fo:font-weight="bold" style:font-weight-asian="bold" style:font-weight-complex="bold"/>
    </style:style>
    <style:style style:name="P200" style:parent-style-name="Standard" style:family="paragraph">
      <style:paragraph-properties fo:text-align="justify"/>
    </style:style>
    <style:style style:name="P201" style:parent-style-name="Standard" style:family="paragraph">
      <style:paragraph-properties fo:text-align="justify"/>
    </style:style>
    <style:style style:name="T202" style:parent-style-name="DefaultParagraphFont" style:family="text">
      <style:text-properties fo:font-weight="bold" style:font-weight-asian="bold" style:font-weight-complex="bold"/>
    </style:style>
    <style:style style:name="P203" style:parent-style-name="Standard" style:family="paragraph">
      <style:paragraph-properties fo:text-align="justify"/>
    </style:style>
    <style:style style:name="P204" style:parent-style-name="Standard" style:family="paragraph">
      <style:paragraph-properties fo:text-align="justify"/>
    </style:style>
    <style:style style:name="T205" style:parent-style-name="DefaultParagraphFont" style:family="text">
      <style:text-properties fo:font-weight="bold" style:font-weight-asian="bold" style:font-weight-complex="bold"/>
    </style:style>
    <style:style style:name="P206" style:parent-style-name="Standard" style:family="paragraph">
      <style:paragraph-properties fo:text-align="justify"/>
    </style:style>
    <style:style style:name="P207" style:parent-style-name="Standard" style:family="paragraph">
      <style:paragraph-properties fo:text-align="justify"/>
    </style:style>
    <style:style style:name="P208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09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0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1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2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3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4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5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6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7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8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9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0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1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2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3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4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5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6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7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8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9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30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31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32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33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34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35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36" style:parent-style-name="Standard" style:family="paragraph">
      <style:paragraph-properties fo:text-align="justify"/>
    </style:style>
    <style:style style:name="P23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8" style:parent-style-name="Standard" style:family="paragraph">
      <style:paragraph-properties fo:text-align="justify"/>
    </style:style>
    <style:style style:name="T239" style:parent-style-name="DefaultParagraphFont" style:family="text">
      <style:text-properties fo:font-weight="bold" style:font-weight-asian="bold" style:font-weight-complex="bold"/>
    </style:style>
    <style:style style:name="T240" style:parent-style-name="DefaultParagraphFont" style:family="text">
      <style:text-properties fo:font-weight="bold" style:font-weight-asian="bold" style:font-weight-complex="bold"/>
    </style:style>
    <style:style style:name="P241" style:parent-style-name="Standard" style:family="paragraph">
      <style:paragraph-properties fo:text-align="justify"/>
    </style:style>
    <style:style style:name="P242" style:parent-style-name="Standard" style:family="paragraph">
      <style:paragraph-properties fo:text-align="justify"/>
    </style:style>
    <style:style style:name="T243" style:parent-style-name="DefaultParagraphFont" style:family="text">
      <style:text-properties style:language-asian="pt" style:country-asian="BR" style:language-complex="ar" style:country-complex="SA"/>
    </style:style>
    <style:style style:name="T244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45" style:parent-style-name="DefaultParagraphFont" style:family="text">
      <style:text-properties style:font-name="Monospace" fo:color="#000000"/>
    </style:style>
    <style:style style:name="T246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47" style:parent-style-name="DefaultParagraphFont" style:family="text">
      <style:text-properties style:font-name="Monospace" fo:color="#000000"/>
    </style:style>
    <style:style style:name="T248" style:parent-style-name="DefaultParagraphFont" style:family="text">
      <style:text-properties style:font-name="Monospace" fo:color="#000000"/>
    </style:style>
    <style:style style:name="T249" style:parent-style-name="DefaultParagraphFont" style:family="text">
      <style:text-properties style:font-name="Monospace" fo:font-weight="bold" style:font-weight-asian="bold" style:font-weight-complex="bold" fo:font-style="italic" style:font-style-asian="italic" style:font-style-complex="italic" fo:color="#0000C0"/>
    </style:style>
    <style:style style:name="T250" style:parent-style-name="DefaultParagraphFont" style:family="text">
      <style:text-properties style:font-name="Monospace" fo:color="#000000"/>
    </style:style>
    <style:style style:name="T251" style:parent-style-name="DefaultParagraphFont" style:family="text">
      <style:text-properties style:font-name="Monospace" fo:font-weight="bold" style:font-weight-asian="bold" style:font-weight-complex="bold" fo:font-style="italic" style:font-style-asian="italic" style:font-style-complex="italic" fo:color="#0000C0"/>
    </style:style>
    <style:style style:name="T252" style:parent-style-name="DefaultParagraphFont" style:family="text">
      <style:text-properties style:font-name="Monospace" fo:color="#000000"/>
    </style:style>
    <style:style style:name="T253" style:parent-style-name="DefaultParagraphFont" style:family="text">
      <style:text-properties style:font-name="Monospace" fo:color="#000000"/>
    </style:style>
    <style:style style:name="T254" style:parent-style-name="DefaultParagraphFont" style:family="text">
      <style:text-properties style:font-name="Monospace" fo:font-weight="bold" style:font-weight-asian="bold" style:font-weight-complex="bold" fo:font-style="italic" style:font-style-asian="italic" style:font-style-complex="italic" fo:color="#0000C0"/>
    </style:style>
    <style:style style:name="T255" style:parent-style-name="DefaultParagraphFont" style:family="text">
      <style:text-properties style:font-name="Monospace" fo:color="#000000"/>
    </style:style>
    <style:style style:name="T256" style:parent-style-name="DefaultParagraphFont" style:family="text">
      <style:text-properties style:font-name="Monospace" fo:font-weight="bold" style:font-weight-asian="bold" style:font-weight-complex="bold" fo:font-style="italic" style:font-style-asian="italic" style:font-style-complex="italic" fo:color="#0000C0"/>
    </style:style>
    <style:style style:name="T257" style:parent-style-name="DefaultParagraphFont" style:family="text">
      <style:text-properties style:font-name="Monospace" fo:color="#000000"/>
    </style:style>
    <style:style style:name="T258" style:parent-style-name="DefaultParagraphFont" style:family="text">
      <style:text-properties style:font-name="Monospace" fo:color="#000000"/>
    </style:style>
    <style:style style:name="T259" style:parent-style-name="DefaultParagraphFont" style:family="text">
      <style:text-properties style:font-name="Monospace" fo:color="#000000"/>
    </style:style>
    <style:style style:name="T260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61" style:parent-style-name="DefaultParagraphFont" style:family="text">
      <style:text-properties style:font-name="Monospace" fo:color="#000000"/>
    </style:style>
    <style:style style:name="T262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63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64" style:parent-style-name="DefaultParagraphFont" style:family="text">
      <style:text-properties style:font-name="Monospace" fo:color="#000000"/>
    </style:style>
    <style:style style:name="T265" style:parent-style-name="DefaultParagraphFont" style:family="text">
      <style:text-properties style:font-name="Monospace" fo:color="#0000C0" style:text-underline-type="single" style:text-underline-style="solid" style:text-underline-width="auto" style:text-underline-mode="continuous"/>
    </style:style>
    <style:style style:name="T266" style:parent-style-name="DefaultParagraphFont" style:family="text">
      <style:text-properties style:font-name="Monospace" fo:color="#000000"/>
    </style:style>
    <style:style style:name="T267" style:parent-style-name="DefaultParagraphFont" style:family="text">
      <style:text-properties style:font-name="Monospace" fo:color="#000000"/>
    </style:style>
    <style:style style:name="T268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69" style:parent-style-name="DefaultParagraphFont" style:family="text">
      <style:text-properties style:font-name="Monospace" fo:color="#000000"/>
    </style:style>
    <style:style style:name="T270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71" style:parent-style-name="DefaultParagraphFont" style:family="text">
      <style:text-properties style:font-name="Monospace" fo:color="#000000"/>
    </style:style>
    <style:style style:name="T272" style:parent-style-name="DefaultParagraphFont" style:family="text">
      <style:text-properties style:font-name="Monospace" fo:color="#0000C0" style:text-underline-type="single" style:text-underline-style="solid" style:text-underline-width="auto" style:text-underline-mode="continuous"/>
    </style:style>
    <style:style style:name="T273" style:parent-style-name="DefaultParagraphFont" style:family="text">
      <style:text-properties style:font-name="Monospace" fo:color="#000000"/>
    </style:style>
    <style:style style:name="T274" style:parent-style-name="DefaultParagraphFont" style:family="text">
      <style:text-properties style:font-name="Monospace" fo:color="#000000"/>
    </style:style>
    <style:style style:name="T275" style:parent-style-name="DefaultParagraphFont" style:family="text">
      <style:text-properties style:font-name="Monospace" fo:color="#000000"/>
    </style:style>
    <style:style style:name="T276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77" style:parent-style-name="DefaultParagraphFont" style:family="text">
      <style:text-properties style:font-name="Monospace" fo:color="#000000"/>
    </style:style>
    <style:style style:name="T278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79" style:parent-style-name="DefaultParagraphFont" style:family="text">
      <style:text-properties style:font-name="Monospace" fo:color="#000000"/>
    </style:style>
    <style:style style:name="T280" style:parent-style-name="DefaultParagraphFont" style:family="text">
      <style:text-properties style:font-name="Monospace" fo:color="#0000C0" style:text-underline-type="single" style:text-underline-style="solid" style:text-underline-width="auto" style:text-underline-mode="continuous"/>
    </style:style>
    <style:style style:name="T281" style:parent-style-name="DefaultParagraphFont" style:family="text">
      <style:text-properties style:font-name="Monospace" fo:color="#000000"/>
    </style:style>
    <style:style style:name="T282" style:parent-style-name="DefaultParagraphFont" style:family="text">
      <style:text-properties style:font-name="Monospace" fo:color="#000000"/>
    </style:style>
    <style:style style:name="T283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84" style:parent-style-name="DefaultParagraphFont" style:family="text">
      <style:text-properties style:font-name="Monospace" fo:color="#000000"/>
    </style:style>
    <style:style style:name="T285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86" style:parent-style-name="DefaultParagraphFont" style:family="text">
      <style:text-properties style:font-name="Monospace" fo:color="#000000"/>
    </style:style>
    <style:style style:name="T287" style:parent-style-name="DefaultParagraphFont" style:family="text">
      <style:text-properties style:font-name="Monospace" fo:color="#0000C0" style:text-underline-type="single" style:text-underline-style="solid" style:text-underline-width="auto" style:text-underline-mode="continuous"/>
    </style:style>
    <style:style style:name="T288" style:parent-style-name="DefaultParagraphFont" style:family="text">
      <style:text-properties style:font-name="Monospace" fo:color="#000000"/>
    </style:style>
    <style:style style:name="T289" style:parent-style-name="DefaultParagraphFont" style:family="text">
      <style:text-properties style:font-name="Monospace" fo:color="#000000"/>
    </style:style>
    <style:style style:name="T290" style:parent-style-name="DefaultParagraphFont" style:family="text">
      <style:text-properties style:font-name="Monospace" fo:color="#000000"/>
    </style:style>
    <style:style style:name="T291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92" style:parent-style-name="DefaultParagraphFont" style:family="text">
      <style:text-properties style:font-name="Monospace" fo:color="#000000"/>
    </style:style>
    <style:style style:name="T293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94" style:parent-style-name="DefaultParagraphFont" style:family="text">
      <style:text-properties style:font-name="Monospace" fo:color="#000000"/>
    </style:style>
    <style:style style:name="T295" style:parent-style-name="DefaultParagraphFont" style:family="text">
      <style:text-properties style:font-name="Monospace" fo:color="#6A3E3E"/>
    </style:style>
    <style:style style:name="T296" style:parent-style-name="DefaultParagraphFont" style:family="text">
      <style:text-properties style:font-name="Monospace" fo:color="#000000"/>
    </style:style>
    <style:style style:name="T297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98" style:parent-style-name="DefaultParagraphFont" style:family="text">
      <style:text-properties style:font-name="Monospace" fo:color="#000000"/>
    </style:style>
    <style:style style:name="T299" style:parent-style-name="DefaultParagraphFont" style:family="text">
      <style:text-properties style:font-name="Monospace" fo:color="#6A3E3E"/>
    </style:style>
    <style:style style:name="T300" style:parent-style-name="DefaultParagraphFont" style:family="text">
      <style:text-properties style:font-name="Monospace" fo:color="#000000"/>
    </style:style>
    <style:style style:name="T301" style:parent-style-name="DefaultParagraphFont" style:family="text">
      <style:text-properties style:font-name="Monospace" fo:color="#000000"/>
    </style:style>
    <style:style style:name="T302" style:parent-style-name="DefaultParagraphFont" style:family="text">
      <style:text-properties style:font-name="Monospace" fo:color="#000000"/>
    </style:style>
    <style:style style:name="T303" style:parent-style-name="DefaultParagraphFont" style:family="text">
      <style:text-properties style:font-name="Monospace" fo:color="#000000"/>
    </style:style>
    <style:style style:name="T304" style:parent-style-name="DefaultParagraphFont" style:family="text">
      <style:text-properties style:font-name="Monospace" fo:color="#000000"/>
    </style:style>
    <style:style style:name="T305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306" style:parent-style-name="DefaultParagraphFont" style:family="text">
      <style:text-properties style:font-name="Monospace" fo:color="#000000"/>
    </style:style>
    <style:style style:name="T307" style:parent-style-name="DefaultParagraphFont" style:family="text">
      <style:text-properties style:font-name="Monospace" fo:color="#6A3E3E"/>
    </style:style>
    <style:style style:name="T308" style:parent-style-name="DefaultParagraphFont" style:family="text">
      <style:text-properties style:font-name="Monospace" fo:color="#000000"/>
    </style:style>
    <style:style style:name="T309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310" style:parent-style-name="DefaultParagraphFont" style:family="text">
      <style:text-properties style:font-name="Monospace" fo:color="#000000"/>
    </style:style>
    <style:style style:name="T311" style:parent-style-name="DefaultParagraphFont" style:family="text">
      <style:text-properties style:font-name="Monospace" fo:color="#6A3E3E"/>
    </style:style>
    <style:style style:name="T312" style:parent-style-name="DefaultParagraphFont" style:family="text">
      <style:text-properties style:font-name="Monospace" fo:color="#000000"/>
    </style:style>
    <style:style style:name="T313" style:parent-style-name="DefaultParagraphFont" style:family="text">
      <style:text-properties style:font-name="Monospace" fo:color="#000000"/>
    </style:style>
    <style:style style:name="T314" style:parent-style-name="DefaultParagraphFont" style:family="text">
      <style:text-properties style:font-name="Monospace" fo:color="#000000"/>
    </style:style>
    <style:style style:name="T315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316" style:parent-style-name="DefaultParagraphFont" style:family="text">
      <style:text-properties style:font-name="Monospace" fo:color="#000000"/>
    </style:style>
    <style:style style:name="T317" style:parent-style-name="DefaultParagraphFont" style:family="text">
      <style:text-properties style:font-name="Monospace" fo:color="#0000C0"/>
    </style:style>
    <style:style style:name="T318" style:parent-style-name="DefaultParagraphFont" style:family="text">
      <style:text-properties style:font-name="Monospace" fo:color="#000000"/>
    </style:style>
    <style:style style:name="T319" style:parent-style-name="DefaultParagraphFont" style:family="text">
      <style:text-properties style:font-name="Monospace" fo:color="#6A3E3E"/>
    </style:style>
    <style:style style:name="T320" style:parent-style-name="DefaultParagraphFont" style:family="text">
      <style:text-properties style:font-name="Monospace" fo:color="#000000"/>
    </style:style>
    <style:style style:name="T321" style:parent-style-name="DefaultParagraphFont" style:family="text">
      <style:text-properties style:font-name="Monospace" fo:color="#000000"/>
    </style:style>
    <style:style style:name="T322" style:parent-style-name="DefaultParagraphFont" style:family="text">
      <style:text-properties style:font-name="Monospace" fo:color="#000000"/>
    </style:style>
    <style:style style:name="T323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324" style:parent-style-name="DefaultParagraphFont" style:family="text">
      <style:text-properties style:font-name="Monospace" fo:color="#000000"/>
    </style:style>
    <style:style style:name="T325" style:parent-style-name="DefaultParagraphFont" style:family="text">
      <style:text-properties style:font-name="Monospace" fo:color="#0000C0"/>
    </style:style>
    <style:style style:name="T326" style:parent-style-name="DefaultParagraphFont" style:family="text">
      <style:text-properties style:font-name="Monospace" fo:color="#000000"/>
    </style:style>
    <style:style style:name="T327" style:parent-style-name="DefaultParagraphFont" style:family="text">
      <style:text-properties style:font-name="Monospace" fo:color="#6A3E3E"/>
    </style:style>
    <style:style style:name="T328" style:parent-style-name="DefaultParagraphFont" style:family="text">
      <style:text-properties style:font-name="Monospace" fo:color="#000000"/>
    </style:style>
    <style:style style:name="T329" style:parent-style-name="DefaultParagraphFont" style:family="text">
      <style:text-properties style:font-name="Monospace" fo:color="#000000"/>
    </style:style>
    <style:style style:name="T330" style:parent-style-name="DefaultParagraphFont" style:family="text">
      <style:text-properties style:font-name="Monospace" fo:color="#000000"/>
    </style:style>
    <style:style style:name="T331" style:parent-style-name="DefaultParagraphFont" style:family="text">
      <style:text-properties style:font-name="Monospace" fo:color="#000000"/>
    </style:style>
    <style:style style:name="T332" style:parent-style-name="DefaultParagraphFont" style:family="text">
      <style:text-properties style:font-name="Monospace" fo:color="#000000"/>
    </style:style>
    <style:style style:name="T333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334" style:parent-style-name="DefaultParagraphFont" style:family="text">
      <style:text-properties style:font-name="Monospace" fo:color="#000000"/>
    </style:style>
    <style:style style:name="T335" style:parent-style-name="DefaultParagraphFont" style:family="text">
      <style:text-properties style:font-name="Monospace" fo:color="#0000C0"/>
    </style:style>
    <style:style style:name="T336" style:parent-style-name="DefaultParagraphFont" style:family="text">
      <style:text-properties style:font-name="Monospace" fo:color="#000000"/>
    </style:style>
    <style:style style:name="T337" style:parent-style-name="DefaultParagraphFont" style:family="text">
      <style:text-properties style:font-name="Monospace" fo:color="#6A3E3E"/>
    </style:style>
    <style:style style:name="T338" style:parent-style-name="DefaultParagraphFont" style:family="text">
      <style:text-properties style:font-name="Monospace" fo:color="#000000"/>
    </style:style>
    <style:style style:name="T339" style:parent-style-name="DefaultParagraphFont" style:family="text">
      <style:text-properties style:font-name="Monospace" fo:color="#000000"/>
    </style:style>
    <style:style style:name="T340" style:parent-style-name="DefaultParagraphFont" style:family="text">
      <style:text-properties style:font-name="Monospace" fo:color="#000000"/>
    </style:style>
    <style:style style:name="T341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342" style:parent-style-name="DefaultParagraphFont" style:family="text">
      <style:text-properties style:font-name="Monospace" fo:color="#000000"/>
    </style:style>
    <style:style style:name="T343" style:parent-style-name="DefaultParagraphFont" style:family="text">
      <style:text-properties style:font-name="Monospace" fo:color="#0000C0"/>
    </style:style>
    <style:style style:name="T344" style:parent-style-name="DefaultParagraphFont" style:family="text">
      <style:text-properties style:font-name="Monospace" fo:color="#000000"/>
    </style:style>
    <style:style style:name="T345" style:parent-style-name="DefaultParagraphFont" style:family="text">
      <style:text-properties style:font-name="Monospace" fo:color="#6A3E3E"/>
    </style:style>
    <style:style style:name="T346" style:parent-style-name="DefaultParagraphFont" style:family="text">
      <style:text-properties style:font-name="Monospace" fo:color="#000000"/>
    </style:style>
    <style:style style:name="T347" style:parent-style-name="DefaultParagraphFont" style:family="text">
      <style:text-properties style:font-name="Monospace" fo:color="#000000"/>
    </style:style>
    <style:style style:name="T348" style:parent-style-name="DefaultParagraphFont" style:family="text">
      <style:text-properties style:font-name="Monospace" fo:color="#000000"/>
    </style:style>
    <style:style style:name="T349" style:parent-style-name="DefaultParagraphFont" style:family="text">
      <style:text-properties style:font-name="Monospace" fo:color="#000000"/>
    </style:style>
    <style:style style:name="T350" style:parent-style-name="DefaultParagraphFont" style:family="text">
      <style:text-properties style:font-name="Monospace" fo:color="#000000"/>
    </style:style>
    <style:style style:name="T351" style:parent-style-name="DefaultParagraphFont" style:family="text">
      <style:text-properties style:font-name="Monospace" fo:color="#000000"/>
    </style:style>
    <style:style style:name="P352" style:parent-style-name="Standard" style:family="paragraph">
      <style:paragraph-properties fo:text-align="justify"/>
    </style:style>
    <style:style style:name="P353" style:parent-style-name="Standard" style:family="paragraph">
      <style:paragraph-properties fo:text-align="justify"/>
    </style:style>
    <style:style style:name="P354" style:parent-style-name="Standard" style:family="paragraph">
      <style:paragraph-properties fo:text-align="justify"/>
    </style:style>
    <style:style style:name="P355" style:parent-style-name="Standard" style:family="paragraph">
      <style:paragraph-properties fo:text-align="justify"/>
    </style:style>
    <style:style style:name="P356" style:parent-style-name="Standard" style:family="paragraph">
      <style:paragraph-properties fo:text-align="justify"/>
    </style:style>
    <style:style style:name="P357" style:parent-style-name="Standard" style:family="paragraph">
      <style:paragraph-properties fo:text-align="justify"/>
    </style:style>
    <style:style style:name="P358" style:parent-style-name="Standard" style:family="paragraph">
      <style:paragraph-properties fo:text-align="justify"/>
    </style:style>
    <style:style style:name="P359" style:parent-style-name="Standard" style:family="paragraph">
      <style:paragraph-properties fo:text-align="justify"/>
    </style:style>
    <style:style style:name="P360" style:parent-style-name="Standard" style:family="paragraph">
      <style:paragraph-properties fo:text-align="justify"/>
    </style:style>
    <style:style style:name="P361" style:parent-style-name="Standard" style:family="paragraph">
      <style:paragraph-properties fo:text-align="justify"/>
    </style:style>
    <style:style style:name="P362" style:parent-style-name="Standard" style:family="paragraph">
      <style:paragraph-properties fo:text-align="justify"/>
    </style:style>
    <style:style style:name="P363" style:parent-style-name="Standard" style:family="paragraph">
      <style:paragraph-properties fo:text-align="justify"/>
    </style:style>
    <style:style style:name="P364" style:parent-style-name="Standard" style:family="paragraph">
      <style:paragraph-properties fo:text-align="justify"/>
    </style:style>
    <style:style style:name="P365" style:parent-style-name="Standard" style:family="paragraph">
      <style:paragraph-properties fo:text-align="justify"/>
    </style:style>
    <style:style style:name="P366" style:parent-style-name="Standard" style:family="paragraph">
      <style:paragraph-properties fo:text-align="justify"/>
    </style:style>
    <style:style style:name="P367" style:parent-style-name="Standard" style:family="paragraph">
      <style:paragraph-properties fo:text-align="justify"/>
    </style:style>
    <style:style style:name="P368" style:parent-style-name="Standard" style:family="paragraph">
      <style:paragraph-properties fo:text-align="justify"/>
    </style:style>
    <style:style style:name="P369" style:parent-style-name="Standard" style:family="paragraph">
      <style:paragraph-properties fo:text-align="justify"/>
    </style:style>
    <style:style style:name="P370" style:parent-style-name="Standard" style:family="paragraph">
      <style:paragraph-properties fo:text-align="justify"/>
    </style:style>
    <style:style style:name="P371" style:parent-style-name="Standard" style:family="paragraph">
      <style:paragraph-properties fo:text-align="justify"/>
    </style:style>
    <style:style style:name="P372" style:parent-style-name="Standard" style:family="paragraph">
      <style:paragraph-properties fo:text-align="justify"/>
    </style:style>
    <style:style style:name="P373" style:parent-style-name="Standard" style:family="paragraph">
      <style:paragraph-properties fo:text-align="justify"/>
    </style:style>
    <style:style style:name="T374" style:parent-style-name="DefaultParagraphFont" style:family="text">
      <style:text-properties fo:font-style="italic" style:font-style-asian="italic" style:font-style-complex="italic"/>
    </style:style>
    <style:style style:name="P375" style:parent-style-name="Standard" style:family="paragraph">
      <style:paragraph-properties fo:text-align="justify"/>
    </style:style>
    <style:style style:name="P376" style:parent-style-name="Standard" style:family="paragraph">
      <style:paragraph-properties fo:text-align="justify"/>
    </style:style>
    <style:style style:name="P377" style:parent-style-name="Standard" style:family="paragraph">
      <style:paragraph-properties fo:text-align="justify"/>
    </style:style>
    <style:style style:name="P378" style:parent-style-name="Standard" style:family="paragraph">
      <style:paragraph-properties fo:text-align="justify"/>
    </style:style>
    <style:style style:family="graphic" style:name="a0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Trabalho Prático</text:p>
      <text:p text:style-name="P2">Disciplina: Laboratório de Engenharia de Software I</text:p>
      <text:p text:style-name="P3"/>
      <text:p text:style-name="P4">A nota do trabalho será divida em 2 fases:</text:p>
      <text:p text:style-name="P5"><text:span text:style-name="T6">Fase 1:</text:span><text:span text:style-name="T7"><text:s/>40 pontos</text:span></text:p>
      <text:p text:style-name="P8"><text:span text:style-name="T9">Fase 2:</text:span><text:span text:style-name="T10"><text:s/>40 pontos</text:span></text:p>
      <text:p text:style-name="P11"/>
      <text:p text:style-name="P12">Neste trabalho prático, a turma<text:s/>deverá criar um sistema de reserva de hotéis, passagens aéreas e aluguel de carro. Para isso, na primeira fase, este sistema será divido para cada grupo fazer uma parte e, na segunda fase, cada grupo se juntará com mais 1 ou 2 grupos para juntar e integrar<text:s/>suas implementações em apenas uma – mais completa.</text:p>
      <text:p text:style-name="P13"/>
      <text:p text:style-name="P14">Na primeira fase, cada grupo irá implementar algumas classes do sistema. Dentre as classes a ser implementadas, algumas terão seus objetos criados manualmente e outras os dados deverão ser requisitados para o usuário. Ao solicitar para o usuário, teremos que possibilitar ao usuário que liste, crie, altere e remova instâncias de uma classe, isso é chamado de CRUD (do inglês,<text:s/><text:span text:style-name="T15">Create, Read, Update and Delete</text:span>). Por exemplo, num sistema de reservas de voos, é<text:s/>necessário criar, listar, atualizar e remover voos. Os grupos deverão implementar exatamente o que está descrito neste documento e poderão adicionar métodos e atributos que julgarem necessário (mas, evitando redundância de dados).</text:p>
      <text:p text:style-name="P16"/>
      <text:p text:style-name="P17">Este documento detalha o<text:s/>que cada grupo deverá implementar em cada uma das duas fases do projeto. São exemplos de requisitos que devem ser atendidos:</text:p>
      <text:p text:style-name="P18"/>
      <text:list text:style-name="LFO1" text:continue-numbering="true">
        <text:list-item>
          <text:p text:style-name="P19">Cada grupo poderá escolher a tecnologia de implementação;</text:p>
        </text:list-item>
      </text:list>
      <text:list text:style-name="LFO2" text:continue-numbering="true">
        <text:list-item>
          <text:p text:style-name="P20">Os objetos instanciados pelo usuário deverão ser armazenados em tabelas<text:s/>do banco de dados;</text:p>
        </text:list-item>
        <text:list-item>
          <text:p text:style-name="P21">Usar comentários ao longo do código e evitar os<text:s/><text:span text:style-name="T22">bad smells</text:span><text:s/>no código vistos em sala de aula;<text:s/></text:p>
        </text:list-item>
      </text:list>
      <text:p text:style-name="P23"/>
      <text:p text:style-name="P24">Definição dos grupos</text:p>
      <text:p text:style-name="P25">Deverão ser<text:s/><text:span text:style-name="T26">obrigatoriamente</text:span><text:s/>8 grupos, divididos da seguinte forma:</text:p>
      <text:p text:style-name="P27">- 5 grupos de 4 pessoas;</text:p>
      <text:p text:style-name="P28">- 3 grupos de 3 pessoas;</text:p>
      <text:p text:style-name="P29"/>
      <text:p text:style-name="P30"/>
      <text:p text:style-name="P31">É<text:s/><text:span text:style-name="T32">obrigatório</text:span><text:s/>que os integrantes do grupo sejam da mesma prática. Como são duas turmas de laboratório, a organização dos grupos deverá ser obedecida da seguinte maneira para fins de organização:</text:p>
      <text:p text:style-name="P33"/>
      <text:p text:style-name="P34"><text:span text:style-name="T35">Turma 01</text:span><text:s/>(composta por 20 pessoas):</text:p>
      <text:p text:style-name="P36">- 5 grupos de 4 pessoas</text:p>
      <text:p text:style-name="P37"/>
      <text:p text:style-name="P38"><text:span text:style-name="T39">Turma 02</text:span><text:s/>(composta por 9 pessoas)</text:p>
      <text:p text:style-name="P40">- 3 grupos de 3 pessoas</text:p>
      <text:p text:style-name="P41"/>
      <text:p text:style-name="P42">Prazos</text:p>
      <text:list text:style-name="LFO3" text:continue-numbering="true">
        <text:list-item>
          <text:p text:style-name="P43">Definição dos grupos:<text:s/><text:span text:style-name="T44">até 30/09</text:span></text:p>
        </text:list-item>
        <text:list-item>
          <text:p text:style-name="P45">Entrega da primeira fase:<text:s/><text:span text:style-name="T46">até 6/11</text:span></text:p>
        </text:list-item>
        <text:list-item>
          <text:p text:style-name="P47">Arguição dos grupos:<text:s/><text:span text:style-name="T48">13/11</text:span></text:p>
        </text:list-item>
        <text:list-item>
          <text:p text:style-name="P49">Entrega da segunda fase:<text:s/><text:span text:style-name="T50">4/12</text:span></text:p>
        </text:list-item>
      </text:list>
      <text:p text:style-name="P51"/>
      <text:p text:style-name="P52">Cada dia de atraso em qualquer entrega acarretará em<text:s/><text:span text:style-name="T53">perda de 2<text:s/></text:span><text:span text:style-name="T54">pontos</text:span>.</text:p>
      <text:p text:style-name="P55"/>
      <text:soft-page-break/>
      <text:p text:style-name="P56">Arguição</text:p>
      <text:p text:style-name="P57">A arguição é obrigatória para todos os alunos do grupo. Assim, serão feitas perguntas para cada integrante sobre a primeira fase e andamento da segunda e o mesmo será avaliado de acordo com o seu conhecimento do trabalho. Por isso, cada aluno deverá conhecer completamente o funcionamento do código que o grupo implementou, pois cada integrante será avaliado<text:s/><text:span text:style-name="T58">individualmente</text:span><text:s/>e a sua nota final ficará definida de acordo com a performance nesta entrevista. Caso nenhum integrante consiga responder as perguntas, o grupo ficará com zero no trabalho. Caso um aluno falte, ele perderá todos os pontos do trabalho.</text:p>
      <text:p text:style-name="P59"/>
      <text:p text:style-name="P60">Forma de avaliação:</text:p>
      <text:p text:style-name="P61">O trabalho será avaliado (tanto a primeira quanto a segunda fase). A partir dos seguintes critérios objetivos:</text:p>
      <table:table table:style-name="Table62">
        <table:table-columns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Critérios de Correção</text:p>
          </table:table-cell>
          <table:table-cell table:style-name="TableCell68">
            <text:p text:style-name="P69">Nota</text:p>
          </table:table-cell>
        </table:table-row>
        <table:table-row table:style-name="TableRow70">
          <table:table-cell table:style-name="TableCell71">
            <text:p text:style-name="P72">O não comparecimento à arguição do trabalho</text:p>
          </table:table-cell>
          <table:table-cell table:style-name="TableCell73">
            <text:p text:style-name="P74">-10 pontos</text:p>
          </table:table-cell>
        </table:table-row>
        <table:table-row table:style-name="TableRow75">
          <table:table-cell table:style-name="TableCell76">
            <text:p text:style-name="P77">Trabalhos que não compilarem</text:p>
          </table:table-cell>
          <table:table-cell table:style-name="TableCell78">
            <text:p text:style-name="P79">-10 pontos</text:p>
          </table:table-cell>
        </table:table-row>
        <table:table-row table:style-name="TableRow80">
          <table:table-cell table:style-name="TableCell81">
            <text:p text:style-name="P82">Trabalhos que compilarem, mas gerarem resultados incorretos</text:p>
          </table:table-cell>
          <table:table-cell table:style-name="TableCell83">
            <text:p text:style-name="P84">Até -7 pontos, dependendo do número de erros</text:p>
          </table:table-cell>
        </table:table-row>
        <table:table-row table:style-name="TableRow85">
          <table:table-cell table:style-name="TableCell86">
            <text:p text:style-name="P87">Entregues e definição do<text:s/>grupo fora do prazo</text:p>
          </table:table-cell>
          <table:table-cell table:style-name="TableCell88">
            <text:p text:style-name="P89"><text:span text:style-name="T90">Definição dos grupos:<text:s/></text:span>-1 por dia de atraso</text:p>
            <text:p text:style-name="P91"/>
            <text:p text:style-name="P92"><text:span text:style-name="T93">Primeira fase:<text:s/></text:span>Até dois dias de atraso: -1 pontos por dia, -2 pontos nos dias subsequentes. Não será aceito trabalho após o quarto dia de atraso.</text:p>
            <text:p text:style-name="P94"/>
            <text:p text:style-name="P95"><text:span text:style-name="T96">Segunda fase:<text:s/></text:span>-1 ponto por dia de atraso. Não<text:s/>será aceito o trabalho após o terceiro dia de atraso.</text:p>
          </table:table-cell>
        </table:table-row>
        <table:table-row table:style-name="TableRow97">
          <table:table-cell table:style-name="TableCell98">
            <text:p text:style-name="P99">Caso haja mais integrantes no grupo que permitido</text:p>
          </table:table-cell>
          <table:table-cell table:style-name="TableCell100">
            <text:p text:style-name="P101">-2 pontos por integrante excedente</text:p>
          </table:table-cell>
        </table:table-row>
      </table:table>
      <text:p text:style-name="P102"/>
      <text:p text:style-name="P103"><text:span text:style-name="T104">Arguição:</text:span><text:s/>a nota final será individual proporcional à performance de cada aluno na arguição.</text:p>
      <text:p text:style-name="P105">Além disso, os trabalhos serão avaliados segundo critérios subjetivos definidos pelo professor. Os critérios subjetivos avaliados serão:</text:p>
      <text:list text:style-name="LFO4" text:continue-numbering="true">
        <text:list-item>
          <text:p text:style-name="P106">Uso dos princípios básicos da orientação a objetos vistos em sala de aula evitando variáveis <text:s/>globais e excesso de métodos static, evitar passagem de parâmetro quando o objeto já possui determinada informação;</text:p>
        </text:list-item>
        <text:list-item>
          <text:p text:style-name="P107">Legibilidade e Organização (endentação, nomes de variáveis bem escolhidos, código bem formatado, uso de comentários quando necessário, etc.);</text:p>
        </text:list-item>
        <text:list-item>
          <text:p text:style-name="P108">Consistência (utilização de um mesmo padrão<text:s/>de código);</text:p>
        </text:list-item>
        <text:list-item>
          <text:p text:style-name="P109">Entendimento individual a respeito do código-fonte apresentado.</text:p>
        </text:list-item>
      </text:list>
      <text:p text:style-name="P110"/>
      <text:p text:style-name="P111"><text:span text:style-name="T112">OBS.:</text:span><text:s/>Reclamações de notas devem ser feitas com até três dias após o seu lançamento.</text:p>
      <text:p text:style-name="P113">Qualquer plágio, ou seja, cópia parcial ou total do trabalho não será tolerada. Caso identificado, ambos os grupos (o que forneceu o código e o que utilizou o código) perderão seus pontos. Alguns grupos, na primeira fase, farão funcionalidades iguais, porém, cada grupo deverá fazer sua própria solução para o problema. Caso tenha ficado evidente que um grupo usou o código de outro grupo parcialmente ou totalmente, será considerado plágio. Por isso, não compartilhe o seu código.</text:p>
      <text:p text:style-name="P114"><text:span text:style-name="T115">Entregáveis por fase:</text:span></text:p>
      <text:p text:style-name="P116"><text:span text:style-name="T117">Primeira fase:<text:s/></text:span>Código-fonte comprimido em um “.zip” e jar executável.</text:p>
      <text:p text:style-name="P118"><text:span text:style-name="T119">Segunda fase:</text:span><text:s/>Código-fonte comprimido em um “.zip” e jar executável (um apenas para todos os<text:s/><text:soft-page-break/>grupos). Além disso, deve ter um<text:s/><text:span text:style-name="T120">readme</text:span><text:s/>com os integrantes de cada grupo que participou da entrega.</text:p>
      <text:p text:style-name="P121"/>
      <text:p text:style-name="P122">Enviar para o e-mail<text:s/><text:a xlink:href="mailto:edu@cefetmg.br" office:target-frame-name="_top" xlink:show="replace"><text:span text:style-name="Hyperlink">edu@cefetmg.br</text:span></text:a><text:s/>com o assunto:<text:s/>“TrabalhoES-GrupoID”, onde GrupoID é o número identificador do grupo (ex. Grupo 1, Grupo 7, etc.).</text:p>
      <text:p text:style-name="P123"/>
      <text:p text:style-name="P124">Primeira Fase</text:p>
      <text:p text:style-name="P125">Veja o diagrama de classe em “sistema_reserva.pdf”. Cada grupo fará uma parte deste diagrama.</text:p>
      <text:p text:style-name="P126"/>
      <text:p text:style-name="P127"><text:span text:style-name="T128">Grupo 1:</text:span><text:s/>CRUD de CiaAereas, Voo, PassagemAerea.<text:s/>Cada Voo deverá ser disponibilizado n passagens aéreas sendo que esta quantidade deve ser menor do que a capacidade da aeronave. Tanto as aeronaves, assento quanto a cidades a serem selecionadas deverão ser inseridas manualmente (sem uso de tela). Não é necessário associar a Pessoa a passagem aérea. Pois, essa pessoa seria a pessoa que comprou a passagem aérea (isso será feito ao efetuar a reserva). O TipoDeTrecho poderá assumir dois valores: Ida ou Volta (usar classe<text:s/><text:span text:style-name="T129">enumeration</text:span>, ver explicação de<text:s/><text:span text:style-name="T130">enumera</text:span><text:span text:style-name="T131">tion</text:span><text:s/>no<text:s/><text:span text:style-name="T132">Apêndice</text:span>).</text:p>
      <text:p text:style-name="P133"/>
      <text:p text:style-name="P134"><text:span text:style-name="T135">Grupo 2:</text:span><text:s/>CRUD de Cidade, Estado, Pais e inserção/atualização de Endereço: <text:s/>Existem países que possuem estados e outros que são apenas um conjunto de cidades (sem divisão por estados). No caso de não existir estados, a cidade será associada diretamente ao país, caso contrário, a cidade será associada ao estado correspondente. Todo estado é associado ao país. Logo após, será criado uma tela para criação do endereço, esta tela deverá criar um objeto endereço com seus atributos e cidade correspondente ou, a partir de um objeto endereço, alterá-lo.</text:p>
      <text:p text:style-name="P136"/>
      <text:p text:style-name="P137"><text:span text:style-name="T138">Grupo 3:</text:span><text:s/>CRUD de Assento, Aeronave, Voo e Passagem Aérea. Cada Voo deverá ser disponibilizado n passagens aéreas sendo que esta quantidade deve ser menor do que a capacidade da aeronave. As cidades<text:s/>a serem selecionadas deverão ser inseridas manualmente (sem uso de tela). Não é necessário associar a Pessoa a passagem aérea. Pois, essa pessoa seria a pessoa que comprou a passagem aérea (isso será feito ao efetuar a reserva). O TipoDeTrecho poderá assumir dois valores: Ida ou Volta (usar classe<text:s/><text:span text:style-name="T139">enumeration</text:span>, ver explicação de<text:s/><text:span text:style-name="T140">enumeration</text:span><text:s/>no final da especificação).</text:p>
      <text:p text:style-name="P141"/>
      <text:p text:style-name="P142"><text:span text:style-name="T143">Grupo 4:<text:s/></text:span>CRUD de Pessoa, Cliente e de itens recomendáveis (Classes que herdam de Recomendavel). O CRUD de cliente, deverá inserir todos os dados da pessoa também. Pode-se recomendar hotéis e passagens aéreas para clientes. A recomendação pode ser feita de duas formas diferentes: haverá um cadastro prévio de itens recomendáveis: uma tela para recomendar quartos de hotéis e outra para recomendar<text:s/>passagens aéreas. Tanto hotéis quanto passagens aéreas devem ser cadastradas manualmente, ou seja, não há necessidade de criar telas para cadastro de hotéis e de passagens aéreas a tela de recomendação apenas fará associação entre o item recomendável ao cliente. Além disso, na tela de lista de clientes, ao selecionar um cliente, deve-se exibir as recomendações para este cliente. Os dados a serem exibidos são a descrição desta recomendação por meio do método getDescricaoRec().</text:p>
      <text:p text:style-name="P144"/>
      <text:p text:style-name="P145"><text:span text:style-name="T146">Grupo 5</text:span>: CRUD de ReservaAereo<text:s/>e associação à PassagemAerea: Em uma ReservaAereo, o usuário deve definir a (1) quantidade de pessoas (2) cidade origem e (2) cidade destino a data de ida e data de volta (se for viagem de ida e volta). Assim será exibido duas listas: uma com os voos de ida e outro com os voos de volta. Só será exibido voos com assentos ainda disponíveis (ou seja, com passagens aéreas que não estão associadas à uma pessoa (i.e. passageiro). A cidade de origem não pode ser a mesma do destino e a data de ida deve ser mais recente do que a data de volta e depois da data atual. Após o usuário selecionar o(s) voos, deve ser feito o cadastro dos passageiros – um para cada passagem comprada - e eles são alocados em assentos aleatórios e, logo após, o cadastro do contato de emergência (um para a reserva). Considere que o cliente já esteja previamente cadastrado.</text:p>
      <text:p text:style-name="P147"/>
      <text:p text:style-name="P148"><text:span text:style-name="T149">Grupo 6:</text:span><text:s/>Tela CRUD do hotel, a partir de um hotel criado, o CRUD do quarto e, logo após será feita a tela de reserva de quartos (para criar elementos ReservaQuarto). Na tela de reserva de quartos, o<text:s/><text:soft-page-break/>usuário deverá selecionar o período inicial e final da viagem e a cidade que deseja efetuar a reserva e assim, será listado os tipos de quartos disponíveis neste período para a cidade em questão e o preço total (calculado a partir do preço da diária que por temporada). O usuário selecionará um desses tipos de quarto de um determinado hotel e, assim reservará um quarto desse determinado tipo do hotel correspondente. O TipoQuarto e PrecoPorTemporada deve ser cadastrado manualmente.</text:p>
      <text:p text:style-name="P150"/>
      <text:p text:style-name="P151"><text:span text:style-name="T152">Grupo 7:</text:span><text:s/>CRUD do Quarto, TipoQuarto e PrecoPorTemporada. <text:s/>Faça um CRUD para criação de TipoQuarto. Logo após, os hotéis poderão utilizar os TipoQuarto criados. Os hoteis são criados manualmente. Dado um hotel, é feito uma tela com para o CRUD dos quartos<text:s/>desse determinado hotel. De forma similar, dado o hotel faça o CRUD para o PreçoPorTemporada (o preço é da diária), deverá ter só um preço por período.</text:p>
      <text:p text:style-name="P153"/>
      <text:p text:style-name="P154"><text:span text:style-name="T155">Grupo 8:</text:span><text:s/>CRUD do Reserva Carro, Carro e Locadora: Faça o CRUD da locadora. Depois, associe seus o CRUD<text:s/>dos carros (associados à ela). Logo após, você fará a tela de reserva de carros. O usuário selecionar o período inicial e final que deseja ficar com o carro e a cidade. O sistema irá listar todos os carros que não possuem reserva nesse período de uma locadora desta cidade. Assim, o usuário poderá selecionar um dos carros e confirmar a sua reserva para este carro no período selecionado. O usuário poderá cancelar a reserva (não será permitido alterá-la).</text:p>
      <text:p text:style-name="P156"/>
      <text:p text:style-name="P157"><text:span text:style-name="T158">OBS.:</text:span><text:span text:style-name="T159"><text:s/></text:span><text:span text:style-name="T160">Não é mais obrigatório fazer as classes de gerenciamento de objetos mencionadas abaixo:</text:span></text:p>
      <text:p text:style-name="P161"/>
      <text:p text:style-name="P162"><text:span text:style-name="T163">Classes de gerenciamento dos objetos</text:span><text:span text:style-name="T164">: estas classes c</text:span><text:span text:style-name="T165">ontrolarão os objetos e deixaram salvos.</text:span></text:p>
      <text:p text:style-name="P166">Na primeira fase, cada grupo deverá implementar um (ou mais) destes gerentes. Dependendo das classes a serem implementadas.</text:p>
      <text:p text:style-name="P167">GerenteReservaCarros</text:p>
      <text:p text:style-name="P168"><text:tab/>→ Lista de locadoras</text:p>
      <text:p text:style-name="P169"><text:tab/>→ Lista de Reserva de carros</text:p>
      <text:p text:style-name="P170"><text:tab/>→ Método: dado um<text:s/>período e uma cidade retorna os carros disponíveis neste período</text:p>
      <text:p text:style-name="P171"/>
      <text:p text:style-name="P172">GerenteReservaAerea</text:p>
      <text:p text:style-name="P173"><text:tab/>→ Lista de CiaAereas</text:p>
      <text:p text:style-name="P174"><text:tab/>→ Lista de Voos</text:p>
      <text:p text:style-name="P175"><text:tab/>→ Lista de Aeronaves</text:p>
      <text:p text:style-name="P176"><text:tab/>→ Método: dado uma data uma cidade origem e uma destino, retorna os voos que fazem este trecho</text:p>
      <text:p text:style-name="P177"><text:tab/><text:line-break/>GerenciaPessoasELocalizacao:</text:p>
      <text:p text:style-name="P178"><text:s text:c="6"/>→ Lista de pessoas e clientes cadastrados</text:p>
      <text:p text:style-name="P179"><text:s text:c="6"/>→ Lista de Cidades</text:p>
      <text:p text:style-name="P180"><text:s text:c="6"/>→ Lista recomendações de um cliente</text:p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>Segunda Fase</text:p>
      <text:p text:style-name="P196">Na segunda fase, os grupos deverão se juntar para integrar todo o código feito, eliminando os<text:s/>cadastros manuais quando necessário:</text:p>
      <text:p text:style-name="P197"/>
      <text:p text:style-name="P198"><text:span text:style-name="T199">Grupo 1, 3 e 5</text:span>: Elaboração completa da parte de reserva de passagens aéreas. A cidade ainda poderá ser feita manualmente. O voo só poderá ser removido caso não exista passagens aéreas reservadas.</text:p>
      <text:p text:style-name="P200"/>
      <text:p text:style-name="P201"><text:span text:style-name="T202">Grupo 2, 6 e 4:</text:span><text:s/>Elaboração completa da parte de reserva de hotéis.</text:p>
      <text:p text:style-name="P203"/>
      <text:p text:style-name="P204"><text:span text:style-name="T205">Grupo 7, 8:</text:span><text:s/>Elaboração do sistema de Reserva de carro, Reserva de Hotéis e, além disso, uma tela que deverá fazer a reserva de pacotes. A reserva de pacotes, para simplificar, deverá possuir uma reserva de um<text:s/>carro e uma de hotel. O usuário deverá selecionar a cidade e o período correspndente e assim, poder reservar o quarto e o carro correspondente. Tente reutilizar as telas de reserva de hoteis e de carro.</text:p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>Apêndice</text:p>
      <text:p text:style-name="P236"/>
      <text:p text:style-name="P237">Enumeration:</text:p>
      <text:p text:style-name="P238">Geralmente, nossas classes podem instanciar infinitos objetos. Mas, em certas ocasiões, temos um número limitado e conhecido de instâncias para uma classe. Por exemplo, temos apenas 4 estações do ano e, caso desejássemos criar uma classe para estação do ano, ela terá sempre 4 instâncias (objetos). Para isso java tem um recurso que chama<text:s/><text:span text:style-name="T239">Enumerations</text:span>. Ele é usado justamente quando você possui um número limitado de instancias. O funcionamento é similar o de classes porém todos os objetos possíveis de serem criados, são criados pelo próprio<text:s/><text:span text:style-name="T240">enumeration</text:span><text:s/>– não é possível chamar seu construtor. Por isso, seu construtor sempre será privado.</text:p>
      <text:p text:style-name="P241"/>
      <text:p text:style-name="P242"><text:span text:style-name="T243"><draw:custom-shape svg:x="0.6374in" svg:y="0.0917in" svg:width="5.12639in" svg:height="3.93403in" draw:z-index="3" draw:id="id0" draw:style-name="a0" draw:name="Rectangle 5" text:anchor-type="paragraph"><svg:title/><svg:desc/><text:p text:style-name="Normal"><text:span text:style-name="T244">public</text:span><text:span text:style-name="T245"><text:s/></text:span><text:span text:style-name="T246">enum</text:span><text:span text:style-name="T247"><text:s/>EstacoesAno {</text:span></text:p><text:p text:style-name="Normal"><text:span text:style-name="T248"><text:tab/></text:span><text:span text:style-name="T249">OUTONO</text:span><text:span text:style-name="T250">(20,3,19,6),</text:span><text:span text:style-name="T251">INVERNO</text:span><text:span text:style-name="T252">(20,6,21,9),</text:span></text:p><text:p text:style-name="Normal"><text:span text:style-name="T253"><text:tab/></text:span><text:span text:style-name="T254">PRIMAVERA</text:span><text:span text:style-name="T255">(22,9,20,12),<text:s/></text:span><text:span text:style-name="T256">VERAO</text:span><text:span text:style-name="T257">(21,12,19,3);</text:span></text:p><text:p text:style-name="Normal"><text:span text:style-name="T258"><text:tab/></text:span></text:p><text:p text:style-name="Normal"><text:span text:style-name="T259"><text:tab/></text:span><text:span text:style-name="T260">private</text:span><text:span text:style-name="T261"><text:s/></text:span><text:span text:style-name="T262">in</text:span><text:span text:style-name="T263">t</text:span><text:span text:style-name="T264"><text:s/></text:span><text:span text:style-name="T265">diaInicio</text:span><text:span text:style-name="T266">;</text:span></text:p><text:p text:style-name="Normal"><text:span text:style-name="T267"><text:tab/></text:span><text:span text:style-name="T268">private</text:span><text:span text:style-name="T269"><text:s/></text:span><text:span text:style-name="T270">int</text:span><text:span text:style-name="T271"><text:s/></text:span><text:span text:style-name="T272">mesInicio</text:span><text:span text:style-name="T273">;</text:span></text:p><text:p text:style-name="Normal"><text:span text:style-name="T274"><text:tab/></text:span></text:p><text:p text:style-name="Normal"><text:span text:style-name="T275"><text:tab/></text:span><text:span text:style-name="T276">private</text:span><text:span text:style-name="T277"><text:s/></text:span><text:span text:style-name="T278">int</text:span><text:span text:style-name="T279"><text:s/></text:span><text:span text:style-name="T280">diaFim</text:span><text:span text:style-name="T281">;</text:span></text:p><text:p text:style-name="Normal"><text:span text:style-name="T282"><text:tab/></text:span><text:span text:style-name="T283">private</text:span><text:span text:style-name="T284"><text:s/></text:span><text:span text:style-name="T285">int</text:span><text:span text:style-name="T286"><text:s/></text:span><text:span text:style-name="T287">mesFim</text:span><text:span text:style-name="T288">;</text:span></text:p><text:p text:style-name="Normal"><text:span text:style-name="T289"><text:tab/></text:span></text:p><text:p text:style-name="Normal"><text:span text:style-name="T290"><text:tab/></text:span><text:span text:style-name="T291">private</text:span><text:span text:style-name="T292"><text:s/>EstacoesAno(</text:span><text:span text:style-name="T293">int</text:span><text:span text:style-name="T294"><text:s/></text:span><text:span text:style-name="T295">diaInicio</text:span><text:span text:style-name="T296">,</text:span><text:span text:style-name="T297">int</text:span><text:span text:style-name="T298"><text:s/></text:span><text:span text:style-name="T299">mesInicio</text:span><text:span text:style-name="T300">,</text:span></text:p><text:p text:style-name="Normal"><text:span text:style-name="T301"><text:tab/></text:span><text:span text:style-name="T302"><text:tab/></text:span><text:span text:style-name="T303"><text:tab/></text:span><text:span text:style-name="T304"><text:tab/><text:s text:c="2"/></text:span><text:span text:style-name="T305">int</text:span><text:span text:style-name="T306"><text:s/></text:span><text:span text:style-name="T307">diaFim</text:span><text:span text:style-name="T308">,<text:s/></text:span><text:span text:style-name="T309">int</text:span><text:span text:style-name="T310"><text:s/></text:span><text:span text:style-name="T311">mesFim</text:span><text:span text:style-name="T312">){</text:span></text:p><text:p text:style-name="Normal"><text:span text:style-name="T313"><text:tab/></text:span><text:span text:style-name="T314"><text:tab/></text:span><text:span text:style-name="T315">this</text:span><text:span text:style-name="T316">.</text:span><text:span text:style-name="T317">diaInicio</text:span><text:span text:style-name="T318"><text:s/>=<text:s/></text:span><text:span text:style-name="T319">diaInicio</text:span><text:span text:style-name="T320">;</text:span></text:p><text:p text:style-name="Normal"><text:span text:style-name="T321"><text:tab/></text:span><text:span text:style-name="T322"><text:tab/></text:span><text:span text:style-name="T323">this</text:span><text:span text:style-name="T324">.</text:span><text:span text:style-name="T325">mesInicio</text:span><text:span text:style-name="T326"><text:s/>=<text:s/></text:span><text:span text:style-name="T327">mesFim</text:span><text:span text:style-name="T328">;</text:span></text:p><text:p text:style-name="Normal"><text:span text:style-name="T329"><text:tab/></text:span><text:span text:style-name="T330"><text:tab/></text:span></text:p><text:p text:style-name="Normal"><text:span text:style-name="T331"><text:tab/></text:span><text:span text:style-name="T332"><text:tab/></text:span><text:span text:style-name="T333">this</text:span><text:span text:style-name="T334">.</text:span><text:span text:style-name="T335">diaFim</text:span><text:span text:style-name="T336"><text:s/>=<text:s/></text:span><text:span text:style-name="T337">diaFim</text:span><text:span text:style-name="T338">;</text:span></text:p><text:p text:style-name="Normal"><text:span text:style-name="T339"><text:tab/></text:span><text:span text:style-name="T340"><text:tab/></text:span><text:span text:style-name="T341">this</text:span><text:span text:style-name="T342">.</text:span><text:span text:style-name="T343">mesFim</text:span><text:span text:style-name="T344"><text:s/>=<text:s/></text:span><text:span text:style-name="T345">mesFim</text:span><text:span text:style-name="T346">;</text:span></text:p><text:p text:style-name="Normal"><text:span text:style-name="T347"><text:tab/></text:span><text:span text:style-name="T348"><text:tab/></text:span></text:p><text:p text:style-name="Normal"><text:span text:style-name="T349"><text:tab/>}</text:span></text:p><text:p text:style-name="Normal"><text:span text:style-name="T350"><text:tab/>(…)</text:span></text:p><text:p text:style-name="Normal"><text:span text:style-name="T351">}</text:span></text:p><draw:enhanced-geometry draw:type="non-primitive" svg:viewBox="0 0 21600 21600" draw:enhanced-path="M 0 0 L 21600 0 21600 21600 0 21600 Z N"/></draw:custom-shape></text:span></text:p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>Logo após criado o Enumeration EstacoesAno, você pode acessar em qualquer parte do seu código as quatro instancias criadas, como se fossem atributos “public static” de EstacoesAno: EstacoesAno.OUTONO,<text:s/>para acessar a instancia outono. Note que é possível alterar dado do objeto, por exemplo, alterar o diaInicio da estação OUTONO. Você só precisará de criar o<text:s/><text:span text:style-name="T374">setter</text:span><text:s/>correspondente.</text:p>
      <text:p text:style-name="P375"/>
      <text:p text:style-name="P376"/>
      <text:p text:style-name="P377"/>
      <text:p text:style-name="P3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asan </meta:initial-creator>
    <dc:creator>Eduardo Cunha Campos</dc:creator>
    <meta:creation-date>2016-10-19T10:19:00Z</meta:creation-date>
    <dc:date>2019-11-13T13:36:00Z</dc:date>
    <meta:template xlink:href="Normal" xlink:type="simple"/>
    <meta:editing-cycles>61</meta:editing-cycles>
    <meta:editing-duration>PT37140S</meta:editing-duration>
    <meta:document-statistic meta:page-count="6" meta:paragraph-count="26" meta:word-count="2085" meta:character-count="13321" meta:row-count="93" meta:non-whitespace-character-count="11262"/>
  </office:meta>
</office:document-meta>
</file>